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2.3126in"/>
    </style:style>
    <style:style style:name="co4" style:family="table-column">
      <style:table-column-properties fo:break-before="auto" style:column-width="1.9272in"/>
    </style:style>
    <style:style style:name="co5" style:family="table-column">
      <style:table-column-properties fo:break-before="auto" style:column-width="3.8543in"/>
    </style:style>
    <style:style style:name="co6" style:family="table-column">
      <style:table-column-properties fo:break-before="auto" style:column-width="3.083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3.3882in"/>
    </style:style>
    <style:style style:name="co9" style:family="table-column">
      <style:table-column-properties fo:break-before="auto" style:column-width="0.6583in"/>
    </style:style>
    <style:style style:name="co10" style:family="table-column">
      <style:table-column-properties fo:break-before="auto" style:column-width="1.102in"/>
    </style:style>
    <style:style style:name="co11" style:family="table-column">
      <style:table-column-properties fo:break-before="auto" style:column-width="4.27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1.2882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2.87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Cliente">
      <style:table-properties table:display="true" style:writing-mode="lr-tb"/>
    </style:style>
    <style:style style:name="ta2" style:family="table" style:master-page-name="PageStyle_5f_Oficina">
      <style:table-properties table:display="true" style:writing-mode="lr-tb"/>
    </style:style>
    <style:style style:name="ta3" style:family="table" style:master-page-name="PageStyle_5f_Fluxo_20_Integrad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563eb" style:diagonal-bl-tr="none" style:diagonal-tl-br="none" style:text-align-source="fix" style:repeat-content="false" fo:wrap-option="wrap" fo:border="0.74pt solid #d1d5db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3f4f6" style:diagonal-bl-tr="none" style:diagonal-tl-br="none" fo:border="0.74pt solid #d1d5db" style:rotation-align="none"/>
      <style:text-properties fo:color="#1f293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d1d5db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0.74pt solid #d1d5db" style:diagonal-bl-tr="none" style:diagonal-tl-br="none" fo:border-left="none" fo:border-right="none" style:rotation-align="none" fo:border-top="0.74pt solid #d1d5db"/>
    </style:style>
    <style:style style:name="ce5" style:family="table-cell" style:parent-style-name="Default">
      <style:table-cell-properties fo:border-bottom="0.74pt solid #d1d5db" style:diagonal-bl-tr="none" style:diagonal-tl-br="none" fo:border-left="none" fo:border-right="0.74pt solid #d1d5db" style:rotation-align="none" fo:border-top="0.74pt solid #d1d5db"/>
    </style:style>
    <style:style style:name="ce6" style:family="table-cell" style:parent-style-name="Default">
      <style:table-cell-properties fo:background-color="#16a34a" style:diagonal-bl-tr="none" style:diagonal-tl-br="none" style:text-align-source="fix" style:repeat-content="false" fo:wrap-option="wrap" fo:border="0.74pt solid #d1d5db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7c3aed" style:diagonal-bl-tr="none" style:diagonal-tl-br="none" style:text-align-source="fix" style:repeat-content="false" fo:wrap-option="wrap" fo:border="0.74pt solid #d1d5db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Default"/>
        <table:table-column table:style-name="co9" table:number-columns-repeated="16375" table:default-cell-style-name="Default"/>
        <table:table-row table:style-name="ro1">
          <table:table-cell table:style-name="ce1" office:value-type="string" ns42:value-type="string">
            <text:p>#</text:p>
          </table:table-cell>
          <table:table-cell table:style-name="ce1" office:value-type="string" ns42:value-type="string">
            <text:p>Modulo</text:p>
          </table:table-cell>
          <table:table-cell table:style-name="ce1" office:value-type="string" ns42:value-type="string">
            <text:p>Caso de Teste</text:p>
          </table:table-cell>
          <table:table-cell table:style-name="ce1" office:value-type="string" ns42:value-type="string">
            <text:p>Pre-condicoes</text:p>
          </table:table-cell>
          <table:table-cell table:style-name="ce1" office:value-type="string" ns42:value-type="string">
            <text:p>Passos para Executar</text:p>
          </table:table-cell>
          <table:table-cell table:style-name="ce1" office:value-type="string" ns42:value-type="string">
            <text:p>Resultado Esperado</text:p>
          </table:table-cell>
          <table:table-cell table:style-name="ce1" office:value-type="string" ns42:value-type="string">
            <text:p>Status</text:p>
          </table:table-cell>
          <table:table-cell table:style-name="ce1" office:value-type="string" ns42:value-type="string">
            <text:p>Observacoes</text:p>
          </table:table-cell>
          <table:table-cell office:value-type="string" ns42:value-type="string">
            <text:p>TO DO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Autenticação do Cliente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2">
          <table:table-cell office:value-type="float" office:value="1" ns42:value-type="float">
            <text:p>1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Cadastro de novo cliente com dados válidos</text:p>
          </table:table-cell>
          <table:table-cell office:value-type="string" ns42:value-type="string">
            <text:p>Nenhuma conta existente</text:p>
          </table:table-cell>
          <table:table-cell office:value-type="string" ns42:value-type="string">
            <text:p>1. Acessar /cadastro</text:p>
            <text:p>2. Selecionar 'Sou Motorista'</text:p>
            <text:p>3. Preencher nome, e-mail, telefone e senha (mín. 6 caracteres)</text:p>
            <text:p>4. Clicar em 'Criar conta'</text:p>
          </table:table-cell>
          <table:table-cell office:value-type="string" ns42:value-type="string">
            <text:p>Conta criada com sucesso. Usuário redirecionado para /cliente/dashboard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2" ns42:value-type="float">
            <text:p>2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Cadastro com e-mail já existente</text:p>
          </table:table-cell>
          <table:table-cell office:value-type="string" ns42:value-type="string">
            <text:p>E-mail já cadastrado no sistema</text:p>
          </table:table-cell>
          <table:table-cell office:value-type="string" ns42:value-type="string">
            <text:p>1. Acessar /cadastro</text:p>
            <text:p>2. Selecionar 'Sou Motorista'</text:p>
            <text:p>3. Preencher com e-mail já cadastrado</text:p>
            <text:p>4. Clicar em 'Criar conta'</text:p>
          </table:table-cell>
          <table:table-cell office:value-type="string" ns42:value-type="string">
            <text:p>Mensagem de erro informando que o e-mail já está em us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4">
          <table:table-cell office:value-type="float" office:value="3" ns42:value-type="float">
            <text:p>3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Cadastro com senha menor que 6 caracteres</text:p>
          </table:table-cell>
          <table:table-cell office:value-type="string" ns42:value-type="string">
            <text:p>Nenhuma conta existente</text:p>
          </table:table-cell>
          <table:table-cell office:value-type="string" ns42:value-type="string">
            <text:p>1. Acessar /cadastro</text:p>
            <text:p>2. Preencher todos os campos com senha de 5 caracteres</text:p>
            <text:p>3. Clicar em 'Criar conta'</text:p>
          </table:table-cell>
          <table:table-cell office:value-type="string" ns42:value-type="string">
            <text:p>Validação impede o envio. Mensagem de erro sobre senha mínima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4">
          <table:table-cell office:value-type="float" office:value="4" ns42:value-type="float">
            <text:p>4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Login com credenciais válidas</text:p>
          </table:table-cell>
          <table:table-cell office:value-type="string" ns42:value-type="string">
            <text:p>Conta de cliente existente</text:p>
          </table:table-cell>
          <table:table-cell office:value-type="string" ns42:value-type="string">
            <text:p>1. Acessar /login</text:p>
            <text:p>2. Preencher e-mail e senha corretos</text:p>
            <text:p>3. Clicar em 'Entrar'</text:p>
          </table:table-cell>
          <table:table-cell office:value-type="string" ns42:value-type="string">
            <text:p>Usuário autenticado e redirecionado para /cliente/dashboard.</text:p>
          </table:table-cell>
          <table:table-cell office:value-type="string" ns42:value-type="string">
            <text:p>OK</text:p>
          </table:table-cell>
          <table:table-cell office:value-type="string" ns42:value-type="string">
            <text:p>Mensagem “você está logado como vitor e clicar para acessar a dashboard”. </text:p>
          </table:table-cell>
          <table:table-cell office:value-type="string" ns42:value-type="string">
            <text:p>Quero que venha logado em automático na dashboard</text:p>
          </table:table-cell>
          <table:table-cell table:number-columns-repeated="16375"/>
        </table:table-row>
        <table:table-row table:style-name="ro4">
          <table:table-cell office:value-type="float" office:value="5" ns42:value-type="float">
            <text:p>5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Login com senha incorreta</text:p>
          </table:table-cell>
          <table:table-cell office:value-type="string" ns42:value-type="string">
            <text:p>Conta de cliente existente</text:p>
          </table:table-cell>
          <table:table-cell office:value-type="string" ns42:value-type="string">
            <text:p>1. Acessar /login</text:p>
            <text:p>2. Preencher e-mail correto e senha errada</text:p>
            <text:p>3. Clicar em 'Entrar'</text:p>
          </table:table-cell>
          <table:table-cell office:value-type="string" ns42:value-type="string">
            <text:p>Mensagem de erro: credenciais inválidas.</text:p>
          </table:table-cell>
          <table:table-cell office:value-type="string" ns42:value-type="string">
            <text:p>OK</text:p>
          </table:table-cell>
          <table:table-cell/>
          <table:table-cell office:value-type="string" ns42:value-type="string">
            <text:p>Falta a seção: esqueci minha senha</text:p>
          </table:table-cell>
          <table:table-cell table:number-columns-repeated="16375"/>
        </table:table-row>
        <table:table-row table:style-name="ro4">
          <table:table-cell office:value-type="float" office:value="6" ns42:value-type="float">
            <text:p>6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Login com e-mail não cadastrado</text:p>
          </table:table-cell>
          <table:table-cell office:value-type="string" ns42:value-type="string">
            <text:p>E-mail não existe no sistema</text:p>
          </table:table-cell>
          <table:table-cell office:value-type="string" ns42:value-type="string">
            <text:p>1. Acessar /login</text:p>
            <text:p>2. Preencher e-mail inexistente</text:p>
            <text:p>3. Clicar em 'Entrar'</text:p>
          </table:table-cell>
          <table:table-cell office:value-type="string" ns42:value-type="string">
            <text:p>Mensagem de erro: credenciais inválidas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5">
          <table:table-cell office:value-type="float" office:value="7" ns42:value-type="float">
            <text:p>7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Logout do sistema</text:p>
          </table:table-cell>
          <table:table-cell office:value-type="string" ns42:value-type="string">
            <text:p>Usuário logado como cliente</text:p>
          </table:table-cell>
          <table:table-cell office:value-type="string" ns42:value-type="string">
            <text:p>1. Clicar no botão de logout no menu/navbar</text:p>
          </table:table-cell>
          <table:table-cell office:value-type="string" ns42:value-type="string">
            <text:p>Usuário deslogado e redirecionado para a página inicial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1">
          <table:table-cell office:value-type="float" office:value="8" ns42:value-type="float">
            <text:p>8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Acesso a rota protegida sem login</text:p>
          </table:table-cell>
          <table:table-cell office:value-type="string" ns42:value-type="string">
            <text:p>Usuário não logado</text:p>
          </table:table-cell>
          <table:table-cell office:value-type="string" ns42:value-type="string">
            <text:p>1. Acessar diretamente /cliente/dashboard no navegador</text:p>
          </table:table-cell>
          <table:table-cell office:value-type="string" ns42:value-type="string">
            <text:p>Redirecionado automaticamente para /login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Gestão de Veículos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2">
          <table:table-cell office:value-type="float" office:value="9" ns42:value-type="float">
            <text:p>9</text:p>
          </table:table-cell>
          <table:table-cell office:value-type="string" ns42:value-type="string">
            <text:p>Veículos</text:p>
          </table:table-cell>
          <table:table-cell office:value-type="string" ns42:value-type="string">
            <text:p>Adicionar veículo com FIPE</text:p>
          </table:table-cell>
          <table:table-cell office:value-type="string" ns42:value-type="string">
            <text:p>Usuário logado como cliente</text:p>
          </table:table-cell>
          <table:table-cell office:value-type="string" ns42:value-type="string">
            <text:p>1. Acessar /cliente/veiculos</text:p>
            <text:p>2. Clicar em '+ Adicionar Veículo'</text:p>
            <text:p>3. Selecionar tipo, marca, modelo e ano pelo FIPE</text:p>
            <text:p>4. Preencher placa, cor e apelido (opcionais)</text:p>
            <text:p>5. Clicar em 'Adicionar'</text:p>
          </table:table-cell>
          <table:table-cell office:value-type="string" ns42:value-type="string">
            <text:p>Veículo adicionado e visível na lista. Valor FIPE exibid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10" ns42:value-type="float">
            <text:p>10</text:p>
          </table:table-cell>
          <table:table-cell office:value-type="string" ns42:value-type="string">
            <text:p>Veículos</text:p>
          </table:table-cell>
          <table:table-cell office:value-type="string" ns42:value-type="string">
            <text:p>Adicionar veículo sem campos obrigatórios</text:p>
          </table:table-cell>
          <table:table-cell office:value-type="string" ns42:value-type="string">
            <text:p>Usuário logado como cliente</text:p>
          </table:table-cell>
          <table:table-cell office:value-type="string" ns42:value-type="string">
            <text:p>1. Acessar /cliente/veiculos</text:p>
            <text:p>2. Clicar em '+ Adicionar Veículo'</text:p>
            <text:p>3. Não selecionar marca/modelo/ano</text:p>
            <text:p>4. Clicar em 'Adicionar'</text:p>
          </table:table-cell>
          <table:table-cell office:value-type="string" ns42:value-type="string">
            <text:p>Botão desabilitado ou validação impede o envi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11" ns42:value-type="float">
            <text:p>11</text:p>
          </table:table-cell>
          <table:table-cell office:value-type="string" ns42:value-type="string">
            <text:p>Veículos</text:p>
          </table:table-cell>
          <table:table-cell office:value-type="string" ns42:value-type="string">
            <text:p>Editar veículo existente</text:p>
          </table:table-cell>
          <table:table-cell office:value-type="string" ns42:value-type="string">
            <text:p>Pelo menos 1 veículo cadastrado</text:p>
          </table:table-cell>
          <table:table-cell office:value-type="string" ns42:value-type="string">
            <text:p>1. Acessar /cliente/veiculos</text:p>
            <text:p>2. Clicar no ícone de edição</text:p>
            <text:p>3. Alterar dados (ex: placa, cor)</text:p>
            <text:p>4. Clicar em 'Salvar'</text:p>
          </table:table-cell>
          <table:table-cell office:value-type="string" ns42:value-type="string">
            <text:p>Dados do veículo atualizados na lista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5">
          <table:table-cell office:value-type="float" office:value="12" ns42:value-type="float">
            <text:p>12</text:p>
          </table:table-cell>
          <table:table-cell office:value-type="string" ns42:value-type="string">
            <text:p>Veículos</text:p>
          </table:table-cell>
          <table:table-cell office:value-type="string" ns42:value-type="string">
            <text:p>Excluir veículo</text:p>
          </table:table-cell>
          <table:table-cell office:value-type="string" ns42:value-type="string">
            <text:p>Pelo menos 1 veículo cadastrado</text:p>
          </table:table-cell>
          <table:table-cell office:value-type="string" ns42:value-type="string">
            <text:p>1. Acessar /cliente/veiculos</text:p>
            <text:p>2. Clicar no ícone de lixeira</text:p>
          </table:table-cell>
          <table:table-cell office:value-type="string" ns42:value-type="string">
            <text:p>Veículo removido da lista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13" ns42:value-type="float">
            <text:p>13</text:p>
          </table:table-cell>
          <table:table-cell office:value-type="string" ns42:value-type="string">
            <text:p>Veículos</text:p>
          </table:table-cell>
          <table:table-cell office:value-type="string" ns42:value-type="string">
            <text:p>Consulta FIPE - buscar marca, modelo e ano</text:p>
          </table:table-cell>
          <table:table-cell office:value-type="string" ns42:value-type="string">
            <text:p>Usuário logado como cliente</text:p>
          </table:table-cell>
          <table:table-cell office:value-type="string" ns42:value-type="string">
            <text:p>1. No formulário de veículo, selecionar tipo 'Carro'</text:p>
            <text:p>2. Selecionar marca (ex: Volkswagen)</text:p>
            <text:p>3. Selecionar modelo</text:p>
            <text:p>4. Selecionar ano</text:p>
          </table:table-cell>
          <table:table-cell office:value-type="string" ns42:value-type="string">
            <text:p>Valor FIPE carregado e exibido automaticamente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Nova Solicitação de Reparo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6">
          <table:table-cell office:value-type="float" office:value="14" ns42:value-type="float">
            <text:p>14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Criar solicitação completa (colisão com fotos)</text:p>
          </table:table-cell>
          <table:table-cell office:value-type="string" ns42:value-type="string">
            <text:p>Pelo menos 1 veículo cadastrado</text:p>
          </table:table-cell>
          <table:table-cell office:value-type="string" ns42:value-type="string">
            <text:p>1. Acessar /cliente/nova-solicitacao</text:p>
            <text:p>2. Selecionar veículo</text:p>
            <text:p>3. Escolher tipo 'Colisão'</text:p>
            <text:p>4. Adicionar fotos do dano</text:p>
            <text:p>5. Descrever o problema</text:p>
            <text:p>6. Selecionar urgência</text:p>
            <text:p>7. Preencher endereço</text:p>
            <text:p>8. Clicar em 'Enviar Solicitação'</text:p>
          </table:table-cell>
          <table:table-cell office:value-type="string" ns42:value-type="string">
            <text:p>Solicitação criada. Tela de sucesso exibida. Redirecionamento para o dashboard.</text:p>
          </table:table-cell>
          <table:table-cell office:value-type="string" ns42:value-type="string">
            <text:p>KO</text:p>
          </table:table-cell>
          <table:table-cell office:value-type="string" ns42:value-type="string">
            <text:p>Solicitação não vem salvada. Depois de confirmar, a solicitação não fica visível ao cliente e nem para a oficina</text:p>
          </table:table-cell>
          <table:table-cell office:value-type="string" ns42:value-type="string">
            <text:p>A solicitação tem que ficar visível</text:p>
          </table:table-cell>
          <table:table-cell table:number-columns-repeated="16375"/>
        </table:table-row>
        <table:table-row table:style-name="ro6">
          <table:table-cell office:value-type="float" office:value="15" ns42:value-type="float">
            <text:p>15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Criar solicitação de revisão (checklist)</text:p>
          </table:table-cell>
          <table:table-cell office:value-type="string" ns42:value-type="string">
            <text:p>Pelo menos 1 veículo cadastrado</text:p>
          </table:table-cell>
          <table:table-cell office:value-type="string" ns42:value-type="string">
            <text:p>1. Acessar /cliente/nova-solicitacao</text:p>
            <text:p>2. Selecionar veículo</text:p>
            <text:p>3. Escolher tipo 'Revisão'</text:p>
            <text:p>4. Marcar serviços no checklist</text:p>
            <text:p>5. Adicionar observações</text:p>
            <text:p>6. Selecionar urgência</text:p>
            <text:p>7. Preencher endereço</text:p>
            <text:p>8. Enviar</text:p>
          </table:table-cell>
          <table:table-cell office:value-type="string" ns42:value-type="string">
            <text:p>Solicitação criada com serviços selecionados na descrição.</text:p>
          </table:table-cell>
          <table:table-cell office:value-type="string" ns42:value-type="string">
            <text:p>KO</text:p>
          </table:table-cell>
          <table:table-cell office:value-type="string" ns42:value-type="string">
            <text:p>Solicitação não vem salvada. Depois de confirmar, a solicitação não fica visível ao cliente e nem para a oficina</text:p>
          </table:table-cell>
          <table:table-cell office:value-type="string" ns42:value-type="string">
            <text:p>A solicitação tem que ficar visível</text:p>
          </table:table-cell>
          <table:table-cell table:number-columns-repeated="16375"/>
        </table:table-row>
        <table:table-row table:style-name="ro5">
          <table:table-cell office:value-type="float" office:value="16" ns42:value-type="float">
            <text:p>16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Criar solicitação sem selecionar veículo</text:p>
          </table:table-cell>
          <table:table-cell office:value-type="string" ns42:value-type="string">
            <text:p>Usuário logado como cliente</text:p>
          </table:table-cell>
          <table:table-cell office:value-type="string" ns42:value-type="string">
            <text:p>1. Acessar /cliente/nova-solicitacao</text:p>
            <text:p>2. Tentar avançar sem selecionar veículo</text:p>
          </table:table-cell>
          <table:table-cell office:value-type="string" ns42:value-type="string">
            <text:p>Botão 'Próximo' desabilitad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4">
          <table:table-cell office:value-type="float" office:value="17" ns42:value-type="float">
            <text:p>17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Criar solicitação sem endereço</text:p>
          </table:table-cell>
          <table:table-cell office:value-type="string" ns42:value-type="string">
            <text:p>Veículo selecionado, tipo e descrição preenchidos</text:p>
          </table:table-cell>
          <table:table-cell office:value-type="string" ns42:value-type="string">
            <text:p>1. Chegar ao passo 5 (localização)</text:p>
            <text:p>2. Não preencher endereço</text:p>
            <text:p>3. Tentar enviar</text:p>
          </table:table-cell>
          <table:table-cell office:value-type="string" ns42:value-type="string">
            <text:p>Botão 'Enviar Solicitação' desabilitad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18" ns42:value-type="float">
            <text:p>18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Adicionar e remover fotos</text:p>
          </table:table-cell>
          <table:table-cell office:value-type="string" ns42:value-type="string">
            <text:p>Estar no passo 3 (colisão)</text:p>
          </table:table-cell>
          <table:table-cell office:value-type="string" ns42:value-type="string">
            <text:p>1. Clicar em 'Adicionar foto'</text:p>
            <text:p>2. Selecionar fotos</text:p>
            <text:p>3. Verificar pré-visualização</text:p>
            <text:p>4. Remover uma foto clicando no X</text:p>
          </table:table-cell>
          <table:table-cell office:value-type="string" ns42:value-type="string">
            <text:p>Fotos aparecem com preview. Ao remover, foto desaparece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19" ns42:value-type="float">
            <text:p>19</text:p>
          </table:table-cell>
          <table:table-cell office:value-type="string" ns42:value-type="string">
            <text:p>Solicitação</text:p>
          </table:table-cell>
          <table:table-cell office:value-type="string" ns42:value-type="string">
            <text:p>Navegação entre passos (avançar/voltar)</text:p>
          </table:table-cell>
          <table:table-cell office:value-type="string" ns42:value-type="string">
            <text:p>Estar em qualquer passo</text:p>
          </table:table-cell>
          <table:table-cell office:value-type="string" ns42:value-type="string">
            <text:p>1. Avançar para passo 2</text:p>
            <text:p>2. Clicar 'Voltar'</text:p>
            <text:p>3. Verificar dados mantidos</text:p>
            <text:p>4. Avançar novamente</text:p>
          </table:table-cell>
          <table:table-cell office:value-type="string" ns42:value-type="string">
            <text:p>Dados preservados ao navegar entre passos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Dashboard do Cliente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20" ns42:value-type="float">
            <text:p>20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Dashboard sem solicitações</text:p>
          </table:table-cell>
          <table:table-cell office:value-type="string" ns42:value-type="string">
            <text:p>Cliente logado, sem solicitações</text:p>
          </table:table-cell>
          <table:table-cell office:value-type="string" ns42:value-type="string">
            <text:p>1. Acessar /cliente/dashboard</text:p>
          </table:table-cell>
          <table:table-cell office:value-type="string" ns42:value-type="string">
            <text:p>Mensagem 'Você ainda não tem solicitações' com botão para criar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5">
          <table:table-cell office:value-type="float" office:value="21" ns42:value-type="float">
            <text:p>21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Dashboard com solicitações ativas</text:p>
          </table:table-cell>
          <table:table-cell office:value-type="string" ns42:value-type="string">
            <text:p>Cliente com solicitações existentes</text:p>
          </table:table-cell>
          <table:table-cell office:value-type="string" ns42:value-type="string">
            <text:p>1. Criar uma solicitação</text:p>
            <text:p>2. Acessar /cliente/dashboard</text:p>
          </table:table-cell>
          <table:table-cell office:value-type="string" ns42:value-type="string">
            <text:p>Estatísticas corretas. Solicitações listadas com status, veículo e data.</text:p>
          </table:table-cell>
          <table:table-cell office:value-type="string" ns42:value-type="string">
            <text:p>KO</text:p>
          </table:table-cell>
          <table:table-cell office:value-type="string" ns42:value-type="string">
            <text:p>Não visíveis as solicitações criadas</text:p>
          </table:table-cell>
          <table:table-cell table:number-columns-repeated="16376"/>
        </table:table-row>
        <table:table-row table:style-name="ro5">
          <table:table-cell office:value-type="float" office:value="22" ns42:value-type="float">
            <text:p>22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Clicar em solicitação para ver detalhes</text:p>
          </table:table-cell>
          <table:table-cell office:value-type="string" ns42:value-type="string">
            <text:p>Pelo menos 1 solicitação</text:p>
          </table:table-cell>
          <table:table-cell office:value-type="string" ns42:value-type="string">
            <text:p>1. No dashboard, clicar em uma solicitação</text:p>
          </table:table-cell>
          <table:table-cell office:value-type="string" ns42:value-type="string">
            <text:p>Navega para /cliente/orcamentos/[id] com detalhes.</text:p>
          </table:table-cell>
          <table:table-cell office:value-type="string" ns42:value-type="string">
            <text:p>KO</text:p>
          </table:table-cell>
          <table:table-cell office:value-type="string" ns42:value-type="string">
            <text:p>Não visíveis as solicitações criadas</text:p>
          </table:table-cell>
          <table:table-cell table:number-columns-repeated="16376"/>
        </table:table-row>
        <table:table-row table:style-name="ro5">
          <table:table-cell office:value-type="float" office:value="23" ns42:value-type="float">
            <text:p>23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Seção de veículos no sidebar</text:p>
          </table:table-cell>
          <table:table-cell office:value-type="string" ns42:value-type="string">
            <text:p>Cliente com veículos cadastrados</text:p>
          </table:table-cell>
          <table:table-cell office:value-type="string" ns42:value-type="string">
            <text:p>1. Acessar dashboard</text:p>
            <text:p>2. Verificar seção 'Meus Veículos'</text:p>
          </table:table-cell>
          <table:table-cell office:value-type="string" ns42:value-type="string">
            <text:p>Veículos listados com link para 'Ver todos'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5">
          <table:table-cell office:value-type="float" office:value="24" ns42:value-type="float">
            <text:p>24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Seção de notificações</text:p>
          </table:table-cell>
          <table:table-cell office:value-type="string" ns42:value-type="string">
            <text:p>Cliente com notificações</text:p>
          </table:table-cell>
          <table:table-cell office:value-type="string" ns42:value-type="string">
            <text:p>1. Acessar dashboard</text:p>
            <text:p>2. Verificar notificações</text:p>
          </table:table-cell>
          <table:table-cell office:value-type="string" ns42:value-type="string">
            <text:p>Notificações não lidas exibidas com link clicável.</text:p>
          </table:table-cell>
          <table:table-cell/>
          <table:table-cell office:value-type="string" ns42:value-type="string">
            <text:p>Não foi possível testar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Orçamentos e Agendamento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25" ns42:value-type="float">
            <text:p>25</text:p>
          </table:table-cell>
          <table:table-cell office:value-type="string" ns42:value-type="string">
            <text:p>Orçamentos</text:p>
          </table:table-cell>
          <table:table-cell office:value-type="string" ns42:value-type="string">
            <text:p>Lista de orçamentos recebidos</text:p>
          </table:table-cell>
          <table:table-cell office:value-type="string" ns42:value-type="string">
            <text:p>Solicitação com orçamento recebido</text:p>
          </table:table-cell>
          <table:table-cell office:value-type="string" ns42:value-type="string">
            <text:p>1. Acessar /cliente/orcamentos</text:p>
          </table:table-cell>
          <table:table-cell office:value-type="string" ns42:value-type="string">
            <text:p>Solicitações com orçamentos listadas. Nome da oficina, valor e prazo visíveis.</text:p>
          </table:table-cell>
          <table:table-cell table:number-columns-repeated="16378"/>
        </table:table-row>
        <table:table-row table:style-name="ro5">
          <table:table-cell office:value-type="float" office:value="26" ns42:value-type="float">
            <text:p>26</text:p>
          </table:table-cell>
          <table:table-cell office:value-type="string" ns42:value-type="string">
            <text:p>Orçamentos</text:p>
          </table:table-cell>
          <table:table-cell office:value-type="string" ns42:value-type="string">
            <text:p>Detalhes de um orçamento</text:p>
          </table:table-cell>
          <table:table-cell office:value-type="string" ns42:value-type="string">
            <text:p>Solicitação com orçamento(s)</text:p>
          </table:table-cell>
          <table:table-cell office:value-type="string" ns42:value-type="string">
            <text:p>1. Acessar /cliente/orcamentos/[id]</text:p>
          </table:table-cell>
          <table:table-cell office:value-type="string" ns42:value-type="string">
            <text:p>Detalhes completos: valor, itens, prazo, tempo de execução, datas disponíveis.</text:p>
          </table:table-cell>
          <table:table-cell table:number-columns-repeated="16378"/>
        </table:table-row>
        <table:table-row table:style-name="ro3">
          <table:table-cell office:value-type="float" office:value="27" ns42:value-type="float">
            <text:p>27</text:p>
          </table:table-cell>
          <table:table-cell office:value-type="string" ns42:value-type="string">
            <text:p>Orçamentos</text:p>
          </table:table-cell>
          <table:table-cell office:value-type="string" ns42:value-type="string">
            <text:p>Aceitar orçamento e agendar</text:p>
          </table:table-cell>
          <table:table-cell office:value-type="string" ns42:value-type="string">
            <text:p>Orçamento com datas de disponibilidade</text:p>
          </table:table-cell>
          <table:table-cell office:value-type="string" ns42:value-type="string">
            <text:p>1. Acessar detalhes</text:p>
            <text:p>2. Clicar 'Aceitar e Agendar'</text:p>
            <text:p>3. Selecionar data/turno</text:p>
            <text:p>4. Confirmar</text:p>
          </table:table-cell>
          <table:table-cell office:value-type="string" ns42:value-type="string">
            <text:p>Tela de confirmação com check-in e previsão de entrega. Orçamento aceito. Outros recusados.</text:p>
          </table:table-cell>
          <table:table-cell table:number-columns-repeated="16378"/>
        </table:table-row>
        <table:table-row table:style-name="ro4">
          <table:table-cell office:value-type="float" office:value="28" ns42:value-type="float">
            <text:p>28</text:p>
          </table:table-cell>
          <table:table-cell office:value-type="string" ns42:value-type="string">
            <text:p>Orçamentos</text:p>
          </table:table-cell>
          <table:table-cell office:value-type="string" ns42:value-type="string">
            <text:p>Confirmar sem selecionar data</text:p>
          </table:table-cell>
          <table:table-cell office:value-type="string" ns42:value-type="string">
            <text:p>Tela de agendamento aberta</text:p>
          </table:table-cell>
          <table:table-cell office:value-type="string" ns42:value-type="string">
            <text:p>1. Clicar 'Aceitar e Agendar'</text:p>
            <text:p>2. Não selecionar data</text:p>
            <text:p>3. Tentar confirmar</text:p>
          </table:table-cell>
          <table:table-cell office:value-type="string" ns42:value-type="string">
            <text:p>Botão 'Confirmar' desabilitado.</text:p>
          </table:table-cell>
          <table:table-cell table:number-columns-repeated="16378"/>
        </table:table-row>
        <table:table-row table:style-name="ro5">
          <table:table-cell office:value-type="float" office:value="29" ns42:value-type="float">
            <text:p>29</text:p>
          </table:table-cell>
          <table:table-cell office:value-type="string" ns42:value-type="string">
            <text:p>Orçamentos</text:p>
          </table:table-cell>
          <table:table-cell office:value-type="string" ns42:value-type="string">
            <text:p>Comparar múltiplos orçamentos</text:p>
          </table:table-cell>
          <table:table-cell office:value-type="string" ns42:value-type="string">
            <text:p>Solicitação com 2+ orçamentos</text:p>
          </table:table-cell>
          <table:table-cell office:value-type="string" ns42:value-type="string">
            <text:p>1. Acessar detalhes</text:p>
            <text:p>2. Analisar orçamentos</text:p>
          </table:table-cell>
          <table:table-cell office:value-type="string" ns42:value-type="string">
            <text:p>Todos visíveis com valores, prazos, avaliação e datas para comparação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Histórico e Perfil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1">
          <table:table-cell office:value-type="float" office:value="30" ns42:value-type="float">
            <text:p>30</text:p>
          </table:table-cell>
          <table:table-cell office:value-type="string" ns42:value-type="string">
            <text:p>Histórico</text:p>
          </table:table-cell>
          <table:table-cell office:value-type="string" ns42:value-type="string">
            <text:p>Histórico sem reparos concluídos</text:p>
          </table:table-cell>
          <table:table-cell office:value-type="string" ns42:value-type="string">
            <text:p>Sem solicitações concluídas</text:p>
          </table:table-cell>
          <table:table-cell office:value-type="string" ns42:value-type="string">
            <text:p>1. Acessar /cliente/historico</text:p>
          </table:table-cell>
          <table:table-cell office:value-type="string" ns42:value-type="string">
            <text:p>Mensagem 'Nenhum reparo concluído ainda'.</text:p>
          </table:table-cell>
          <table:table-cell table:number-columns-repeated="16378"/>
        </table:table-row>
        <table:table-row table:style-name="ro5">
          <table:table-cell office:value-type="float" office:value="31" ns42:value-type="float">
            <text:p>31</text:p>
          </table:table-cell>
          <table:table-cell office:value-type="string" ns42:value-type="string">
            <text:p>Histórico</text:p>
          </table:table-cell>
          <table:table-cell office:value-type="string" ns42:value-type="string">
            <text:p>Histórico com reparos concluídos</text:p>
          </table:table-cell>
          <table:table-cell office:value-type="string" ns42:value-type="string">
            <text:p>Solicitação concluída existente</text:p>
          </table:table-cell>
          <table:table-cell office:value-type="string" ns42:value-type="string">
            <text:p>1. Acessar /cliente/historico</text:p>
          </table:table-cell>
          <table:table-cell office:value-type="string" ns42:value-type="string">
            <text:p>Reparos listados com veículo, descrição, data e valor.</text:p>
          </table:table-cell>
          <table:table-cell table:number-columns-repeated="16378"/>
        </table:table-row>
        <table:table-row table:style-name="ro1">
          <table:table-cell office:value-type="float" office:value="32" ns42:value-type="float">
            <text:p>32</text:p>
          </table:table-cell>
          <table:table-cell office:value-type="string" ns42:value-type="string">
            <text:p>Perfil</text:p>
          </table:table-cell>
          <table:table-cell office:value-type="string" ns42:value-type="string">
            <text:p>Visualizar perfil do cliente</text:p>
          </table:table-cell>
          <table:table-cell office:value-type="string" ns42:value-type="string">
            <text:p>Logado como cliente</text:p>
          </table:table-cell>
          <table:table-cell office:value-type="string" ns42:value-type="string">
            <text:p>1. Acessar /cliente/perfil</text:p>
          </table:table-cell>
          <table:table-cell office:value-type="string" ns42:value-type="string">
            <text:p>Nome, e-mail e telefone exibidos corretamente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Emergência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1">
          <table:table-cell office:value-type="float" office:value="33" ns42:value-type="float">
            <text:p>33</text:p>
          </table:table-cell>
          <table:table-cell office:value-type="string" ns42:value-type="string">
            <text:p>Emergência</text:p>
          </table:table-cell>
          <table:table-cell office:value-type="string" ns42:value-type="string">
            <text:p>Acessar página de emergência</text:p>
          </table:table-cell>
          <table:table-cell office:value-type="string" ns42:value-type="string">
            <text:p>Pode estar deslogado</text:p>
          </table:table-cell>
          <table:table-cell office:value-type="string" ns42:value-type="string">
            <text:p>1. Acessar /emergencia</text:p>
          </table:table-cell>
          <table:table-cell office:value-type="string" ns42:value-type="string">
            <text:p>Página carrega com opção de fotografar danos.</text:p>
          </table:table-cell>
          <table:table-cell table:number-columns-repeated="16378"/>
        </table:table-row>
        <table:table-row table:style-name="ro3">
          <table:table-cell office:value-type="float" office:value="34" ns42:value-type="float">
            <text:p>34</text:p>
          </table:table-cell>
          <table:table-cell office:value-type="string" ns42:value-type="string">
            <text:p>Emergência</text:p>
          </table:table-cell>
          <table:table-cell office:value-type="string" ns42:value-type="string">
            <text:p>Registrar acidente com fotos e localização</text:p>
          </table:table-cell>
          <table:table-cell office:value-type="string" ns42:value-type="string">
            <text:p>Na página de emergência</text:p>
          </table:table-cell>
          <table:table-cell office:value-type="string" ns42:value-type="string">
            <text:p>1. Adicionar fotos</text:p>
            <text:p>2. Descrever o ocorrido</text:p>
            <text:p>3. Preencher endereço</text:p>
            <text:p>4. Enviar</text:p>
          </table:table-cell>
          <table:table-cell office:value-type="string" ns42:value-type="string">
            <text:p>Acidente registrado. Tela de confirmação exibida.</text:p>
          </table:table-cell>
          <table:table-cell table:number-columns-repeated="16378"/>
        </table:table-row>
      </table:table>
      <table:table table:name="Oficina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9" table:number-columns-repeated="16376" table:default-cell-style-name="Default"/>
        <table:table-row table:style-name="ro1">
          <table:table-cell table:style-name="ce6" office:value-type="string" ns42:value-type="string">
            <text:p>#</text:p>
          </table:table-cell>
          <table:table-cell table:style-name="ce6" office:value-type="string" ns42:value-type="string">
            <text:p>Modulo</text:p>
          </table:table-cell>
          <table:table-cell table:style-name="ce6" office:value-type="string" ns42:value-type="string">
            <text:p>Caso de Teste</text:p>
          </table:table-cell>
          <table:table-cell table:style-name="ce6" office:value-type="string" ns42:value-type="string">
            <text:p>Pre-condicoes</text:p>
          </table:table-cell>
          <table:table-cell table:style-name="ce6" office:value-type="string" ns42:value-type="string">
            <text:p>Passos para Executar</text:p>
          </table:table-cell>
          <table:table-cell table:style-name="ce6" office:value-type="string" ns42:value-type="string">
            <text:p>Resultado Esperado</text:p>
          </table:table-cell>
          <table:table-cell table:style-name="ce6" office:value-type="string" ns42:value-type="string">
            <text:p>Status</text:p>
          </table:table-cell>
          <table:table-cell table:style-name="ce6" office:value-type="string" ns42:value-type="string">
            <text:p>Observacoes</text:p>
          </table:table-cell>
          <table:table-cell office:value-type="string" ns42:value-type="string">
            <text:p>to do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Autenticação da Oficina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7">
          <table:table-cell office:value-type="float" office:value="1" ns42:value-type="float">
            <text:p>1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Cadastro de oficina completo</text:p>
          </table:table-cell>
          <table:table-cell office:value-type="string" ns42:value-type="string">
            <text:p>Nenhuma conta existente</text:p>
          </table:table-cell>
          <table:table-cell office:value-type="string" ns42:value-type="string">
            <text:p>1. Acessar /cadastro</text:p>
            <text:p>2. Selecionar 'Sou Oficina'</text:p>
            <text:p>3. Preencher dados pessoais (nome, e-mail, telefone, senha)</text:p>
            <text:p>4. Clicar 'Próximo'</text:p>
            <text:p>5. Preencher dados da oficina (nome fantasia, CNPJ, endereço, cidade, estado, CEP)</text:p>
            <text:p>6. Clicar 'Criar conta da oficina'</text:p>
          </table:table-cell>
          <table:table-cell office:value-type="string" ns42:value-type="string">
            <text:p>Conta + oficina criados no Supabase. Redirecionamento para /oficina/dashboard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3">
          <table:table-cell office:value-type="float" office:value="2" ns42:value-type="float">
            <text:p>2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Cadastro sem campos obrigatórios</text:p>
          </table:table-cell>
          <table:table-cell office:value-type="string" ns42:value-type="string">
            <text:p>Nenhuma conta existente</text:p>
          </table:table-cell>
          <table:table-cell office:value-type="string" ns42:value-type="string">
            <text:p>1. Acessar /cadastro</text:p>
            <text:p>2. Selecionar 'Sou Oficina'</text:p>
            <text:p>3. Deixar campos vazios</text:p>
            <text:p>4. Tentar avançar</text:p>
          </table:table-cell>
          <table:table-cell office:value-type="string" ns42:value-type="string">
            <text:p>Validação impede avanço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4">
          <table:table-cell office:value-type="float" office:value="3" ns42:value-type="float">
            <text:p>3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Login como oficina</text:p>
          </table:table-cell>
          <table:table-cell office:value-type="string" ns42:value-type="string">
            <text:p>Conta de oficina existente</text:p>
          </table:table-cell>
          <table:table-cell office:value-type="string" ns42:value-type="string">
            <text:p>1. Acessar /login</text:p>
            <text:p>2. Preencher credenciais</text:p>
            <text:p>3. Clicar 'Entrar'</text:p>
          </table:table-cell>
          <table:table-cell office:value-type="string" ns42:value-type="string">
            <text:p>Redirecionamento para /oficina/dashboard com dados visíveis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1">
          <table:table-cell office:value-type="float" office:value="4" ns42:value-type="float">
            <text:p>4</text:p>
          </table:table-cell>
          <table:table-cell office:value-type="string" ns42:value-type="string">
            <text:p>Autenticação</text:p>
          </table:table-cell>
          <table:table-cell office:value-type="string" ns42:value-type="string">
            <text:p>Acesso a rota de oficina sem login</text:p>
          </table:table-cell>
          <table:table-cell office:value-type="string" ns42:value-type="string">
            <text:p>Usuário não logado</text:p>
          </table:table-cell>
          <table:table-cell office:value-type="string" ns42:value-type="string">
            <text:p>1. Acessar /oficina/dashboard diretamente</text:p>
          </table:table-cell>
          <table:table-cell office:value-type="string" ns42:value-type="string">
            <text:p>Redirecionado para /login.</text:p>
          </table:table-cell>
          <table:table-cell office:value-type="string" ns42:value-type="string">
            <text:p>OK</text:p>
          </table:table-cell>
          <table:table-cell office:value-type="string" ns42:value-type="string">
            <text:p>mesmo problema do cliente</text:p>
          </table:table-cell>
          <table:table-cell office:value-type="string" ns42:value-type="string">
            <text:p>entrar diretamente na página da dashboard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Dashboard da Oficina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5" ns42:value-type="float">
            <text:p>5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Dashboard sem dados</text:p>
          </table:table-cell>
          <table:table-cell office:value-type="string" ns42:value-type="string">
            <text:p>Oficina recém-criada</text:p>
          </table:table-cell>
          <table:table-cell office:value-type="string" ns42:value-type="string">
            <text:p>1. Acessar /oficina/dashboard</text:p>
          </table:table-cell>
          <table:table-cell office:value-type="string" ns42:value-type="string">
            <text:p>Estatísticas em zero. Mensagem 'Nenhuma solicitação nova na sua região'.</text:p>
          </table:table-cell>
          <table:table-cell office:value-type="string" ns42:value-type="string">
            <text:p>OK</text:p>
          </table:table-cell>
          <table:table-cell table:number-columns-repeated="16377"/>
        </table:table-row>
        <table:table-row table:style-name="ro5">
          <table:table-cell office:value-type="float" office:value="6" ns42:value-type="float">
            <text:p>6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Dashboard com solicitações próximas</text:p>
          </table:table-cell>
          <table:table-cell office:value-type="string" ns42:value-type="string">
            <text:p>Solicitações na região existem</text:p>
          </table:table-cell>
          <table:table-cell office:value-type="string" ns42:value-type="string">
            <text:p>1. Acessar /oficina/dashboard</text:p>
          </table:table-cell>
          <table:table-cell office:value-type="string" ns42:value-type="string">
            <text:p>Solicitações listadas com tipo, urgência, veículo e distância.</text:p>
          </table:table-cell>
          <table:table-cell table:number-columns-repeated="16378"/>
        </table:table-row>
        <table:table-row table:style-name="ro5">
          <table:table-cell office:value-type="float" office:value="7" ns42:value-type="float">
            <text:p>7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Clicar em solicitação</text:p>
          </table:table-cell>
          <table:table-cell office:value-type="string" ns42:value-type="string">
            <text:p>Solicitações visíveis</text:p>
          </table:table-cell>
          <table:table-cell office:value-type="string" ns42:value-type="string">
            <text:p>1. Clicar em uma solicitação</text:p>
          </table:table-cell>
          <table:table-cell office:value-type="string" ns42:value-type="string">
            <text:p>Navega para /oficina/solicitacoes/[id] com detalhes.</text:p>
          </table:table-cell>
          <table:table-cell table:number-columns-repeated="16378"/>
        </table:table-row>
        <table:table-row table:style-name="ro1">
          <table:table-cell office:value-type="float" office:value="8" ns42:value-type="float">
            <text:p>8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Agenda no sidebar</text:p>
          </table:table-cell>
          <table:table-cell office:value-type="string" ns42:value-type="string">
            <text:p>Eventos na agenda</text:p>
          </table:table-cell>
          <table:table-cell office:value-type="string" ns42:value-type="string">
            <text:p>1. Verificar 'Próximos serviços' no sidebar</text:p>
          </table:table-cell>
          <table:table-cell office:value-type="string" ns42:value-type="string">
            <text:p>Eventos listados com título, tipo e cor.</text:p>
          </table:table-cell>
          <table:table-cell table:number-columns-repeated="16378"/>
        </table:table-row>
        <table:table-row table:style-name="ro1">
          <table:table-cell office:value-type="float" office:value="9" ns42:value-type="float">
            <text:p>9</text:p>
          </table:table-cell>
          <table:table-cell office:value-type="string" ns42:value-type="string">
            <text:p>Dashboard</text:p>
          </table:table-cell>
          <table:table-cell office:value-type="string" ns42:value-type="string">
            <text:p>Avaliações no sidebar</text:p>
          </table:table-cell>
          <table:table-cell office:value-type="string" ns42:value-type="string">
            <text:p>Oficina com avaliações</text:p>
          </table:table-cell>
          <table:table-cell office:value-type="string" ns42:value-type="string">
            <text:p>1. Verificar 'Avaliações recentes' no sidebar</text:p>
          </table:table-cell>
          <table:table-cell office:value-type="string" ns42:value-type="string">
            <text:p>Avaliações com nome, nota e comentário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Solicitações Próximas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10" ns42:value-type="float">
            <text:p>10</text:p>
          </table:table-cell>
          <table:table-cell office:value-type="string" ns42:value-type="string">
            <text:p>Solicitações</text:p>
          </table:table-cell>
          <table:table-cell office:value-type="string" ns42:value-type="string">
            <text:p>Listar solicitações próximas</text:p>
          </table:table-cell>
          <table:table-cell office:value-type="string" ns42:value-type="string">
            <text:p>Solicitações na região existem</text:p>
          </table:table-cell>
          <table:table-cell office:value-type="string" ns42:value-type="string">
            <text:p>1. Acessar /oficina/solicitacoes</text:p>
          </table:table-cell>
          <table:table-cell office:value-type="string" ns42:value-type="string">
            <text:p>Solicitações no raio listadas com veículo, tipo, urgência, distância e data.</text:p>
          </table:table-cell>
          <table:table-cell table:number-columns-repeated="16378"/>
        </table:table-row>
        <table:table-row table:style-name="ro5">
          <table:table-cell office:value-type="float" office:value="11" ns42:value-type="float">
            <text:p>11</text:p>
          </table:table-cell>
          <table:table-cell office:value-type="string" ns42:value-type="string">
            <text:p>Solicitações</text:p>
          </table:table-cell>
          <table:table-cell office:value-type="string" ns42:value-type="string">
            <text:p>Filtrar por tipo de serviço</text:p>
          </table:table-cell>
          <table:table-cell office:value-type="string" ns42:value-type="string">
            <text:p>Solicitações de vários tipos</text:p>
          </table:table-cell>
          <table:table-cell office:value-type="string" ns42:value-type="string">
            <text:p>1. Acessar /oficina/solicitacoes</text:p>
            <text:p>2. Selecionar filtro de tipo (ex: Colisão)</text:p>
          </table:table-cell>
          <table:table-cell office:value-type="string" ns42:value-type="string">
            <text:p>Apenas solicitações do tipo selecionado exibidas.</text:p>
          </table:table-cell>
          <table:table-cell table:number-columns-repeated="16378"/>
        </table:table-row>
        <table:table-row table:style-name="ro5">
          <table:table-cell office:value-type="float" office:value="12" ns42:value-type="float">
            <text:p>12</text:p>
          </table:table-cell>
          <table:table-cell office:value-type="string" ns42:value-type="string">
            <text:p>Solicitações</text:p>
          </table:table-cell>
          <table:table-cell office:value-type="string" ns42:value-type="string">
            <text:p>Filtrar por status</text:p>
          </table:table-cell>
          <table:table-cell office:value-type="string" ns42:value-type="string">
            <text:p>Solicitações com vários status</text:p>
          </table:table-cell>
          <table:table-cell office:value-type="string" ns42:value-type="string">
            <text:p>1. Acessar /oficina/solicitacoes</text:p>
            <text:p>2. Selecionar filtro de status</text:p>
          </table:table-cell>
          <table:table-cell office:value-type="string" ns42:value-type="string">
            <text:p>Apenas solicitações do status selecionado exibidas.</text:p>
          </table:table-cell>
          <table:table-cell table:number-columns-repeated="16378"/>
        </table:table-row>
        <table:table-row table:style-name="ro5">
          <table:table-cell office:value-type="float" office:value="13" ns42:value-type="float">
            <text:p>13</text:p>
          </table:table-cell>
          <table:table-cell office:value-type="string" ns42:value-type="string">
            <text:p>Solicitações</text:p>
          </table:table-cell>
          <table:table-cell office:value-type="string" ns42:value-type="string">
            <text:p>Ver detalhes de solicitação</text:p>
          </table:table-cell>
          <table:table-cell office:value-type="string" ns42:value-type="string">
            <text:p>Solicitação na lista</text:p>
          </table:table-cell>
          <table:table-cell office:value-type="string" ns42:value-type="string">
            <text:p>1. Clicar em uma solicitação</text:p>
          </table:table-cell>
          <table:table-cell office:value-type="string" ns42:value-type="string">
            <text:p>Descrição, fotos, veículo (marca, modelo, ano, placa, FIPE), cliente e urgência exibidos.</text:p>
          </table:table-cell>
          <table:table-cell table:number-columns-repeated="16378"/>
        </table:table-row>
        <table:table-row table:style-name="ro1">
          <table:table-cell office:value-type="float" office:value="14" ns42:value-type="float">
            <text:p>14</text:p>
          </table:table-cell>
          <table:table-cell office:value-type="string" ns42:value-type="string">
            <text:p>Solicitações</text:p>
          </table:table-cell>
          <table:table-cell office:value-type="string" ns42:value-type="string">
            <text:p>Solicitação fora do raio não aparece</text:p>
          </table:table-cell>
          <table:table-cell office:value-type="string" ns42:value-type="string">
            <text:p>Solicitação fora do raio existe</text:p>
          </table:table-cell>
          <table:table-cell office:value-type="string" ns42:value-type="string">
            <text:p>1. Acessar /oficina/solicitacoes</text:p>
          </table:table-cell>
          <table:table-cell office:value-type="string" ns42:value-type="string">
            <text:p>Solicitação fora do raio NÃO aparece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Enviar Orçamento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6">
          <table:table-cell office:value-type="float" office:value="15" ns42:value-type="float">
            <text:p>15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Enviar orçamento completo</text:p>
          </table:table-cell>
          <table:table-cell office:value-type="string" ns42:value-type="string">
            <text:p>Solicitação aberta de um cliente</text:p>
          </table:table-cell>
          <table:table-cell office:value-type="string" ns42:value-type="string">
            <text:p>1. Acessar detalhes da solicitação</text:p>
            <text:p>2. Clicar 'Enviar Orçamento'</text:p>
            <text:p>3. Adicionar itens (descrição, tipo, valor, qtd)</text:p>
            <text:p>4. Preencher prazo e tempo de execução</text:p>
            <text:p>5. Definir validade</text:p>
            <text:p>6. Adicionar datas de check-in</text:p>
            <text:p>7. Observações (opcional)</text:p>
            <text:p>8. Clicar 'Enviar Orçamento'</text:p>
          </table:table-cell>
          <table:table-cell office:value-type="string" ns42:value-type="string">
            <text:p>Orçamento criado. Tela de sucesso. Cliente notificado. Status atualizado para 'em_orcamento'.</text:p>
          </table:table-cell>
          <table:table-cell table:number-columns-repeated="16378"/>
        </table:table-row>
        <table:table-row table:style-name="ro3">
          <table:table-cell office:value-type="float" office:value="16" ns42:value-type="float">
            <text:p>16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Múltiplos itens no orçamento</text:p>
          </table:table-cell>
          <table:table-cell office:value-type="string" ns42:value-type="string">
            <text:p>Formulário de orçamento aberto</text:p>
          </table:table-cell>
          <table:table-cell office:value-type="string" ns42:value-type="string">
            <text:p>1. Adicionar item 1 (mão de obra)</text:p>
            <text:p>2. Clicar '+ Adicionar item'</text:p>
            <text:p>3. Adicionar item 2 (peça)</text:p>
            <text:p>4. Verificar total</text:p>
          </table:table-cell>
          <table:table-cell office:value-type="string" ns42:value-type="string">
            <text:p>Total = soma de (valor_unitário x quantidade) de todos os itens.</text:p>
          </table:table-cell>
          <table:table-cell table:number-columns-repeated="16378"/>
        </table:table-row>
        <table:table-row table:style-name="ro5">
          <table:table-cell office:value-type="float" office:value="17" ns42:value-type="float">
            <text:p>17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Remover item do orçamento</text:p>
          </table:table-cell>
          <table:table-cell office:value-type="string" ns42:value-type="string">
            <text:p>Orçamento com 2+ itens</text:p>
          </table:table-cell>
          <table:table-cell office:value-type="string" ns42:value-type="string">
            <text:p>1. Clicar 'Remover' em um item</text:p>
            <text:p>2. Verificar total</text:p>
          </table:table-cell>
          <table:table-cell office:value-type="string" ns42:value-type="string">
            <text:p>Item removido. Total recalculado.</text:p>
          </table:table-cell>
          <table:table-cell table:number-columns-repeated="16378"/>
        </table:table-row>
        <table:table-row table:style-name="ro3">
          <table:table-cell office:value-type="float" office:value="18" ns42:value-type="float">
            <text:p>18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Múltiplas datas de disponibilidade</text:p>
          </table:table-cell>
          <table:table-cell office:value-type="string" ns42:value-type="string">
            <text:p>Formulário aberto</text:p>
          </table:table-cell>
          <table:table-cell office:value-type="string" ns42:value-type="string">
            <text:p>1. Preencher data 1 e turno</text:p>
            <text:p>2. Clicar '+ Adicionar data disponível'</text:p>
            <text:p>3. Preencher data 2</text:p>
            <text:p>4. Remover uma data</text:p>
          </table:table-cell>
          <table:table-cell office:value-type="string" ns42:value-type="string">
            <text:p>Datas adicionadas/removidas. Previsão de entrega calculada.</text:p>
          </table:table-cell>
          <table:table-cell table:number-columns-repeated="16378"/>
        </table:table-row>
        <table:table-row table:style-name="ro5">
          <table:table-cell office:value-type="float" office:value="19" ns42:value-type="float">
            <text:p>19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Enviar com valor zero</text:p>
          </table:table-cell>
          <table:table-cell office:value-type="string" ns42:value-type="string">
            <text:p>Formulário aberto</text:p>
          </table:table-cell>
          <table:table-cell office:value-type="string" ns42:value-type="string">
            <text:p>1. Não preencher valores</text:p>
            <text:p>2. Tentar enviar</text:p>
          </table:table-cell>
          <table:table-cell office:value-type="string" ns42:value-type="string">
            <text:p>Botão desabilitado quando total é R$ 0,00.</text:p>
          </table:table-cell>
          <table:table-cell table:number-columns-repeated="16378"/>
        </table:table-row>
        <table:table-row table:style-name="ro4">
          <table:table-cell office:value-type="float" office:value="20" ns42:value-type="float">
            <text:p>20</text:p>
          </table:table-cell>
          <table:table-cell office:value-type="string" ns42:value-type="string">
            <text:p>Orçamento</text:p>
          </table:table-cell>
          <table:table-cell office:value-type="string" ns42:value-type="string">
            <text:p>Cálculo de previsão de entrega</text:p>
          </table:table-cell>
          <table:table-cell office:value-type="string" ns42:value-type="string">
            <text:p>Data e prazo preenchidos</text:p>
          </table:table-cell>
          <table:table-cell office:value-type="string" ns42:value-type="string">
            <text:p>1. Data check-in: 07/04/2026</text:p>
            <text:p>2. Prazo: 5 dias</text:p>
            <text:p>3. Verificar previsão</text:p>
          </table:table-cell>
          <table:table-cell office:value-type="string" ns42:value-type="string">
            <text:p>Previsão mostra ~12/04 (5 dias após check-in)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Agenda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21" ns42:value-type="float">
            <text:p>21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Calendário mensal</text:p>
          </table:table-cell>
          <table:table-cell office:value-type="string" ns42:value-type="string">
            <text:p>Oficina logada</text:p>
          </table:table-cell>
          <table:table-cell office:value-type="string" ns42:value-type="string">
            <text:p>1. Acessar /oficina/agenda</text:p>
          </table:table-cell>
          <table:table-cell office:value-type="string" ns42:value-type="string">
            <text:p>Calendário do mês atual com eventos (se houver).</text:p>
          </table:table-cell>
          <table:table-cell table:number-columns-repeated="16378"/>
        </table:table-row>
        <table:table-row table:style-name="ro4">
          <table:table-cell office:value-type="float" office:value="22" ns42:value-type="float">
            <text:p>22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Criar evento manual</text:p>
          </table:table-cell>
          <table:table-cell office:value-type="string" ns42:value-type="string">
            <text:p>Na página de agenda</text:p>
          </table:table-cell>
          <table:table-cell office:value-type="string" ns42:value-type="string">
            <text:p>1. Clicar '+ Novo Evento'</text:p>
            <text:p>2. Preencher título, descrição, datas/horas, tipo e cor</text:p>
            <text:p>3. Clicar 'Adicionar'</text:p>
          </table:table-cell>
          <table:table-cell office:value-type="string" ns42:value-type="string">
            <text:p>Evento criado e visível no calendário e lista.</text:p>
          </table:table-cell>
          <table:table-cell table:number-columns-repeated="16378"/>
        </table:table-row>
        <table:table-row table:style-name="ro5">
          <table:table-cell office:value-type="float" office:value="23" ns42:value-type="float">
            <text:p>23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Excluir evento</text:p>
          </table:table-cell>
          <table:table-cell office:value-type="string" ns42:value-type="string">
            <text:p>Evento existente</text:p>
          </table:table-cell>
          <table:table-cell office:value-type="string" ns42:value-type="string">
            <text:p>1. Selecionar dia com evento</text:p>
            <text:p>2. Clicar X para excluir</text:p>
          </table:table-cell>
          <table:table-cell office:value-type="string" ns42:value-type="string">
            <text:p>Evento removido do calendário.</text:p>
          </table:table-cell>
          <table:table-cell table:number-columns-repeated="16378"/>
        </table:table-row>
        <table:table-row table:style-name="ro4">
          <table:table-cell office:value-type="float" office:value="24" ns42:value-type="float">
            <text:p>24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Alternar visualizações (Mês/Dia/Lista)</text:p>
          </table:table-cell>
          <table:table-cell office:value-type="string" ns42:value-type="string">
            <text:p>Na página de agenda</text:p>
          </table:table-cell>
          <table:table-cell office:value-type="string" ns42:value-type="string">
            <text:p>1. Clicar 'Mês' → verificar calendário</text:p>
            <text:p>2. Clicar 'Dia' → verificar timeline</text:p>
            <text:p>3. Clicar 'Lista' → verificar lista</text:p>
          </table:table-cell>
          <table:table-cell office:value-type="string" ns42:value-type="string">
            <text:p>Cada visualização carrega corretamente.</text:p>
          </table:table-cell>
          <table:table-cell table:number-columns-repeated="16378"/>
        </table:table-row>
        <table:table-row table:style-name="ro5">
          <table:table-cell office:value-type="float" office:value="25" ns42:value-type="float">
            <text:p>25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Navegar entre meses</text:p>
          </table:table-cell>
          <table:table-cell office:value-type="string" ns42:value-type="string">
            <text:p>Visualização mensal</text:p>
          </table:table-cell>
          <table:table-cell office:value-type="string" ns42:value-type="string">
            <text:p>1. Clicar seta próximo mês</text:p>
            <text:p>2. Clicar seta mês anterior</text:p>
          </table:table-cell>
          <table:table-cell office:value-type="string" ns42:value-type="string">
            <text:p>Calendário atualiza para o mês correto.</text:p>
          </table:table-cell>
          <table:table-cell table:number-columns-repeated="16378"/>
        </table:table-row>
        <table:table-row table:style-name="ro5">
          <table:table-cell office:value-type="float" office:value="26" ns42:value-type="float">
            <text:p>26</text:p>
          </table:table-cell>
          <table:table-cell office:value-type="string" ns42:value-type="string">
            <text:p>Agenda</text:p>
          </table:table-cell>
          <table:table-cell office:value-type="string" ns42:value-type="string">
            <text:p>Evento via aceitação de orçamento</text:p>
          </table:table-cell>
          <table:table-cell office:value-type="string" ns42:value-type="string">
            <text:p>Cliente aceitou orçamento</text:p>
          </table:table-cell>
          <table:table-cell office:value-type="string" ns42:value-type="string">
            <text:p>1. Acessar /oficina/agenda</text:p>
          </table:table-cell>
          <table:table-cell office:value-type="string" ns42:value-type="string">
            <text:p>Evento 'Reparo agendado' aparece com data do check-in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Avaliações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27" ns42:value-type="float">
            <text:p>27</text:p>
          </table:table-cell>
          <table:table-cell office:value-type="string" ns42:value-type="string">
            <text:p>Avaliações</text:p>
          </table:table-cell>
          <table:table-cell office:value-type="string" ns42:value-type="string">
            <text:p>Página sem avaliações</text:p>
          </table:table-cell>
          <table:table-cell office:value-type="string" ns42:value-type="string">
            <text:p>Oficina sem avaliações</text:p>
          </table:table-cell>
          <table:table-cell office:value-type="string" ns42:value-type="string">
            <text:p>1. Acessar /oficina/avaliacoes</text:p>
          </table:table-cell>
          <table:table-cell office:value-type="string" ns42:value-type="string">
            <text:p>Média 0. Mensagem 'Nenhuma avaliação recebida ainda'.</text:p>
          </table:table-cell>
          <table:table-cell table:number-columns-repeated="16378"/>
        </table:table-row>
        <table:table-row table:style-name="ro5">
          <table:table-cell office:value-type="float" office:value="28" ns42:value-type="float">
            <text:p>28</text:p>
          </table:table-cell>
          <table:table-cell office:value-type="string" ns42:value-type="string">
            <text:p>Avaliações</text:p>
          </table:table-cell>
          <table:table-cell office:value-type="string" ns42:value-type="string">
            <text:p>Página com avaliações</text:p>
          </table:table-cell>
          <table:table-cell office:value-type="string" ns42:value-type="string">
            <text:p>Oficina com avaliações</text:p>
          </table:table-cell>
          <table:table-cell office:value-type="string" ns42:value-type="string">
            <text:p>1. Acessar /oficina/avaliacoes</text:p>
          </table:table-cell>
          <table:table-cell office:value-type="string" ns42:value-type="string">
            <text:p>Média correta, gráfico 1-5 estrelas, lista com nome, nota, comentário e data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Perfil da Oficina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5">
          <table:table-cell office:value-type="float" office:value="29" ns42:value-type="float">
            <text:p>29</text:p>
          </table:table-cell>
          <table:table-cell office:value-type="string" ns42:value-type="string">
            <text:p>Perfil</text:p>
          </table:table-cell>
          <table:table-cell office:value-type="string" ns42:value-type="string">
            <text:p>Visualizar perfil</text:p>
          </table:table-cell>
          <table:table-cell office:value-type="string" ns42:value-type="string">
            <text:p>Oficina logada</text:p>
          </table:table-cell>
          <table:table-cell office:value-type="string" ns42:value-type="string">
            <text:p>1. Acessar /oficina/perfil</text:p>
          </table:table-cell>
          <table:table-cell office:value-type="string" ns42:value-type="string">
            <text:p>Dados exibidos: nome fantasia, CNPJ, endereço, cidade, estado, CEP, raio.</text:p>
          </table:table-cell>
          <table:table-cell table:number-columns-repeated="16378"/>
        </table:table-row>
        <table:table-row table:style-name="ro5">
          <table:table-cell office:value-type="float" office:value="30" ns42:value-type="float">
            <text:p>30</text:p>
          </table:table-cell>
          <table:table-cell office:value-type="string" ns42:value-type="string">
            <text:p>Perfil</text:p>
          </table:table-cell>
          <table:table-cell office:value-type="string" ns42:value-type="string">
            <text:p>Editar dados</text:p>
          </table:table-cell>
          <table:table-cell office:value-type="string" ns42:value-type="string">
            <text:p>Na página de perfil</text:p>
          </table:table-cell>
          <table:table-cell office:value-type="string" ns42:value-type="string">
            <text:p>1. Alterar campos</text:p>
            <text:p>2. Salvar</text:p>
          </table:table-cell>
          <table:table-cell office:value-type="string" ns42:value-type="string">
            <text:p>Dados atualizados e refletidos na página.</text:p>
          </table:table-cell>
          <table:table-cell table:number-columns-repeated="16378"/>
        </table:table-row>
      </table:table>
      <table:table table:name="Fluxo Integrado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9" table:number-columns-repeated="16376" table:default-cell-style-name="Default"/>
        <table:table-row table:style-name="ro1">
          <table:table-cell table:style-name="ce7" office:value-type="string" ns42:value-type="string">
            <text:p>#</text:p>
          </table:table-cell>
          <table:table-cell table:style-name="ce7" office:value-type="string" ns42:value-type="string">
            <text:p>Modulo</text:p>
          </table:table-cell>
          <table:table-cell table:style-name="ce7" office:value-type="string" ns42:value-type="string">
            <text:p>Caso de Teste</text:p>
          </table:table-cell>
          <table:table-cell table:style-name="ce7" office:value-type="string" ns42:value-type="string">
            <text:p>Pre-condicoes</text:p>
          </table:table-cell>
          <table:table-cell table:style-name="ce7" office:value-type="string" ns42:value-type="string">
            <text:p>Passos para Executar</text:p>
          </table:table-cell>
          <table:table-cell table:style-name="ce7" office:value-type="string" ns42:value-type="string">
            <text:p>Resultado Esperado</text:p>
          </table:table-cell>
          <table:table-cell table:style-name="ce7" office:value-type="string" ns42:value-type="string">
            <text:p>Status</text:p>
          </table:table-cell>
          <table:table-cell table:style-name="ce7" office:value-type="string" ns42:value-type="string">
            <text:p>Observacoes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Fluxo Completo: Cliente → Oficina → Cliente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8">
          <table:table-cell office:value-type="float" office:value="1" ns42:value-type="float">
            <text:p>1</text:p>
          </table:table-cell>
          <table:table-cell office:value-type="string" ns42:value-type="string">
            <text:p>Integração</text:p>
          </table:table-cell>
          <table:table-cell office:value-type="string" ns42:value-type="string">
            <text:p>Fluxo de ponta a ponta</text:p>
          </table:table-cell>
          <table:table-cell office:value-type="string" ns42:value-type="string">
            <text:p>2 contas: 1 cliente + 1 oficina (usar 2 navegadores)</text:p>
          </table:table-cell>
          <table:table-cell office:value-type="string" ns42:value-type="string">
            <text:p>CLIENTE:</text:p>
            <text:p>1. Cadastrar conta de cliente</text:p>
            <text:p>2. Adicionar veículo</text:p>
            <text:p>3. Criar solicitação de reparo</text:p>
            <text:p/>
            <text:p>OFICINA:</text:p>
            <text:p>4. Cadastrar/logar como oficina</text:p>
            <text:p>5. Verificar solicitação em /oficina/solicitacoes</text:p>
            <text:p>6. Abrir detalhes e enviar orçamento</text:p>
            <text:p/>
            <text:p>CLIENTE:</text:p>
            <text:p>7. Verificar notificação no dashboard</text:p>
            <text:p>8. Acessar orçamentos e ver detalhes</text:p>
            <text:p>9. Aceitar orçamento e agendar</text:p>
            <text:p/>
            <text:p>OFICINA:</text:p>
            <text:p>10. Verificar evento na agenda</text:p>
            <text:p>11. Verificar notificação de aceite</text:p>
          </table:table-cell>
          <table:table-cell office:value-type="string" ns42:value-type="string">
            <text:p>Fluxo completo sem erros. Dados persistem. Notificações criadas para ambos.</text:p>
          </table:table-cell>
          <table:table-cell office:value-type="string" ns42:value-type="string">
            <text:p>KO</text:p>
          </table:table-cell>
          <table:table-cell office:value-type="string" ns42:value-type="string">
            <text:p>Não ficou registrada a solicitação. A oficina não recebeu a solicitação criada. Nem do cliente e nem do fluxo “acabei de bater”</text:p>
          </table:table-cell>
          <table:table-cell table:number-columns-repeated="16376"/>
        </table:table-row>
        <table:table-row table:style-name="ro2">
          <table:table-cell office:value-type="float" office:value="2" ns42:value-type="float">
            <text:p>2</text:p>
          </table:table-cell>
          <table:table-cell office:value-type="string" ns42:value-type="string">
            <text:p>Integração</text:p>
          </table:table-cell>
          <table:table-cell office:value-type="string" ns42:value-type="string">
            <text:p>Múltiplos orçamentos para mesma solicitação</text:p>
          </table:table-cell>
          <table:table-cell office:value-type="string" ns42:value-type="string">
            <text:p>1 cliente + 2 oficinas</text:p>
          </table:table-cell>
          <table:table-cell office:value-type="string" ns42:value-type="string">
            <text:p>1. Cliente cria solicitação</text:p>
            <text:p>2. Oficina A envia orçamento</text:p>
            <text:p>3. Oficina B envia orçamento</text:p>
            <text:p>4. Cliente compara os 2</text:p>
            <text:p>5. Cliente aceita da Oficina A</text:p>
          </table:table-cell>
          <table:table-cell office:value-type="string" ns42:value-type="string">
            <text:p>Ambos visíveis. Ao aceitar um, outro marcado como 'recusado'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Navegação e UX Geral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4">
          <table:table-cell office:value-type="float" office:value="3" ns42:value-type="float">
            <text:p>3</text:p>
          </table:table-cell>
          <table:table-cell office:value-type="string" ns42:value-type="string">
            <text:p>Navegação</text:p>
          </table:table-cell>
          <table:table-cell office:value-type="string" ns42:value-type="string">
            <text:p>Menu de navegação do cliente</text:p>
          </table:table-cell>
          <table:table-cell office:value-type="string" ns42:value-type="string">
            <text:p>Logado como cliente</text:p>
          </table:table-cell>
          <table:table-cell office:value-type="string" ns42:value-type="string">
            <text:p>1. Verificar Navbar: Dashboard, Veículos, Nova Solicitação, Orçamentos, Histórico, Perfil</text:p>
            <text:p>2. Clicar em cada item</text:p>
          </table:table-cell>
          <table:table-cell office:value-type="string" ns42:value-type="string">
            <text:p>Todos os links funcionam e levam à página correta.</text:p>
          </table:table-cell>
          <table:table-cell table:number-columns-repeated="16378"/>
        </table:table-row>
        <table:table-row table:style-name="ro4">
          <table:table-cell office:value-type="float" office:value="4" ns42:value-type="float">
            <text:p>4</text:p>
          </table:table-cell>
          <table:table-cell office:value-type="string" ns42:value-type="string">
            <text:p>Navegação</text:p>
          </table:table-cell>
          <table:table-cell office:value-type="string" ns42:value-type="string">
            <text:p>Menu de navegação da oficina</text:p>
          </table:table-cell>
          <table:table-cell office:value-type="string" ns42:value-type="string">
            <text:p>Logado como oficina</text:p>
          </table:table-cell>
          <table:table-cell office:value-type="string" ns42:value-type="string">
            <text:p>1. Verificar Navbar: Dashboard, Solicitações, Agenda, Avaliações, Perfil</text:p>
            <text:p>2. Clicar em cada item</text:p>
          </table:table-cell>
          <table:table-cell office:value-type="string" ns42:value-type="string">
            <text:p>Todos os links funcionam e levam à página correta.</text:p>
          </table:table-cell>
          <table:table-cell table:number-columns-repeated="16378"/>
        </table:table-row>
        <table:table-row table:style-name="ro3">
          <table:table-cell office:value-type="float" office:value="5" ns42:value-type="float">
            <text:p>5</text:p>
          </table:table-cell>
          <table:table-cell office:value-type="string" ns42:value-type="string">
            <text:p>Navegação</text:p>
          </table:table-cell>
          <table:table-cell office:value-type="string" ns42:value-type="string">
            <text:p>Menu mobile (hambúrguer)</text:p>
          </table:table-cell>
          <table:table-cell office:value-type="string" ns42:value-type="string">
            <text:p>Tela pequena</text:p>
          </table:table-cell>
          <table:table-cell office:value-type="string" ns42:value-type="string">
            <text:p>1. Verificar menu hambúrguer</text:p>
            <text:p>2. Clicar para abrir</text:p>
            <text:p>3. Verificar links</text:p>
            <text:p>4. Navegar</text:p>
          </table:table-cell>
          <table:table-cell office:value-type="string" ns42:value-type="string">
            <text:p>Menu abre/fecha. Links funcionam e menu fecha ao navegar.</text:p>
          </table:table-cell>
          <table:table-cell table:number-columns-repeated="16378"/>
        </table:table-row>
        <table:table-row table:style-name="ro3">
          <table:table-cell office:value-type="float" office:value="6" ns42:value-type="float">
            <text:p>6</text:p>
          </table:table-cell>
          <table:table-cell office:value-type="string" ns42:value-type="string">
            <text:p>Navegação</text:p>
          </table:table-cell>
          <table:table-cell office:value-type="string" ns42:value-type="string">
            <text:p>Homepage - CTAs</text:p>
          </table:table-cell>
          <table:table-cell office:value-type="string" ns42:value-type="string">
            <text:p>Não logado</text:p>
          </table:table-cell>
          <table:table-cell office:value-type="string" ns42:value-type="string">
            <text:p>1. Acessar /</text:p>
            <text:p>2. Clicar 'Preciso de um reparo'</text:p>
            <text:p>3. Voltar</text:p>
            <text:p>4. Clicar 'Sou oficina'</text:p>
          </table:table-cell>
          <table:table-cell office:value-type="string" ns42:value-type="string">
            <text:p>'Preciso de um reparo' → /cadastro?tipo=cliente. 'Sou oficina' → /cadastro?tipo=oficina.</text:p>
          </table:table-cell>
          <table:table-cell table:number-columns-repeated="16378"/>
        </table:table-row>
        <table:table-row table:style-name="ro5">
          <table:table-cell office:value-type="float" office:value="7" ns42:value-type="float">
            <text:p>7</text:p>
          </table:table-cell>
          <table:table-cell office:value-type="string" ns42:value-type="string">
            <text:p>Navegação</text:p>
          </table:table-cell>
          <table:table-cell office:value-type="string" ns42:value-type="string">
            <text:p>Homepage quando logado</text:p>
          </table:table-cell>
          <table:table-cell office:value-type="string" ns42:value-type="string">
            <text:p>Usuário logado</text:p>
          </table:table-cell>
          <table:table-cell office:value-type="string" ns42:value-type="string">
            <text:p>1. Acessar /</text:p>
          </table:table-cell>
          <table:table-cell office:value-type="string" ns42:value-type="string">
            <text:p>Mensagem 'Você está logado' com botão para dashboard.</text:p>
          </table:table-cell>
          <table:table-cell table:number-columns-repeated="16378"/>
        </table:table-row>
        <table:table-row table:style-name="ro5">
          <table:table-cell office:value-type="float" office:value="8" ns42:value-type="float">
            <text:p>8</text:p>
          </table:table-cell>
          <table:table-cell office:value-type="string" ns42:value-type="string">
            <text:p>Responsividade</text:p>
          </table:table-cell>
          <table:table-cell office:value-type="string" ns42:value-type="string">
            <text:p>Layout em mobile</text:p>
          </table:table-cell>
          <table:table-cell office:value-type="string" ns42:value-type="string">
            <text:p>Tela &lt; 640px</text:p>
          </table:table-cell>
          <table:table-cell office:value-type="string" ns42:value-type="string">
            <text:p>1. Navegar por todas as páginas</text:p>
            <text:p>2. Verificar que nada quebra</text:p>
          </table:table-cell>
          <table:table-cell office:value-type="string" ns42:value-type="string">
            <text:p>Layout responsivo. Elementos empilham. Texto legível.</text:p>
          </table:table-cell>
          <table:table-cell table:number-columns-repeated="16378"/>
        </table:table-row>
        <table:table-row table:style-name="ro5">
          <table:table-cell office:value-type="float" office:value="9" ns42:value-type="float">
            <text:p>9</text:p>
          </table:table-cell>
          <table:table-cell office:value-type="string" ns42:value-type="string">
            <text:p>Responsividade</text:p>
          </table:table-cell>
          <table:table-cell office:value-type="string" ns42:value-type="string">
            <text:p>Layout em tablet</text:p>
          </table:table-cell>
          <table:table-cell office:value-type="string" ns42:value-type="string">
            <text:p>Tela ~768px</text:p>
          </table:table-cell>
          <table:table-cell office:value-type="string" ns42:value-type="string">
            <text:p>1. Navegar por todas as páginas</text:p>
          </table:table-cell>
          <table:table-cell office:value-type="string" ns42:value-type="string">
            <text:p>Layout adapta com grid de 2 colunas onde aplicável.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ns42:value-type="string" table:number-columns-spanned="7" table:number-rows-spanned="1">
            <text:p>Acentuação e Textos</text:p>
          </table:table-cell>
          <table:covered-table-cell table:number-columns-repeated="5" table:style-name="ce4"/>
          <table:covered-table-cell table:style-name="ce5"/>
          <table:table-cell table:number-columns-repeated="16376"/>
        </table:table-row>
        <table:table-row table:style-name="ro4">
          <table:table-cell office:value-type="float" office:value="10" ns42:value-type="float">
            <text:p>10</text:p>
          </table:table-cell>
          <table:table-cell office:value-type="string" ns42:value-type="string">
            <text:p>Acentuação</text:p>
          </table:table-cell>
          <table:table-cell office:value-type="string" ns42:value-type="string">
            <text:p>Acentos nas páginas do cliente</text:p>
          </table:table-cell>
          <table:table-cell office:value-type="string" ns42:value-type="string">
            <text:p>Navegar por páginas de cliente</text:p>
          </table:table-cell>
          <table:table-cell office:value-type="string" ns42:value-type="string">
            <text:p>1. Verificar: Dashboard, Veículos, Nova Solicitação, Orçamentos, Histórico, Perfil</text:p>
            <text:p>2. Procurar palavras sem acento</text:p>
          </table:table-cell>
          <table:table-cell office:value-type="string" ns42:value-type="string">
            <text:p>Todos os textos com acentuação correta.</text:p>
          </table:table-cell>
          <table:table-cell table:number-columns-repeated="16378"/>
        </table:table-row>
        <table:table-row table:style-name="ro4">
          <table:table-cell office:value-type="float" office:value="11" ns42:value-type="float">
            <text:p>11</text:p>
          </table:table-cell>
          <table:table-cell office:value-type="string" ns42:value-type="string">
            <text:p>Acentuação</text:p>
          </table:table-cell>
          <table:table-cell office:value-type="string" ns42:value-type="string">
            <text:p>Acentos nas páginas da oficina</text:p>
          </table:table-cell>
          <table:table-cell office:value-type="string" ns42:value-type="string">
            <text:p>Navegar por páginas de oficina</text:p>
          </table:table-cell>
          <table:table-cell office:value-type="string" ns42:value-type="string">
            <text:p>1. Verificar: Dashboard, Solicitações, Agenda, Avaliações, Perfil, Enviar Orçamento</text:p>
            <text:p>2. Procurar palavras sem acento</text:p>
          </table:table-cell>
          <table:table-cell office:value-type="string" ns42:value-type="string">
            <text:p>Todos os textos com acentuação correta.</text:p>
          </table:table-cell>
          <table:table-cell table:number-columns-repeated="16378"/>
        </table:table-row>
        <table:table-row table:style-name="ro1">
          <table:table-cell office:value-type="float" office:value="12" ns42:value-type="float">
            <text:p>12</text:p>
          </table:table-cell>
          <table:table-cell office:value-type="string" ns42:value-type="string">
            <text:p>Acentuação</text:p>
          </table:table-cell>
          <table:table-cell office:value-type="string" ns42:value-type="string">
            <text:p>Acentos nas páginas públicas</text:p>
          </table:table-cell>
          <table:table-cell office:value-type="string" ns42:value-type="string">
            <text:p>Não logado</text:p>
          </table:table-cell>
          <table:table-cell office:value-type="string" ns42:value-type="string">
            <text:p>1. Verificar: Homepage, Login, Cadastro, Emergência</text:p>
          </table:table-cell>
          <table:table-cell office:value-type="string" ns42:value-type="string">
            <text:p>Todos os textos com acentuação correta.</text:p>
          </table:table-cell>
          <table:table-cell table:number-columns-repeated="16378"/>
        </table:table-row>
      </table:table>
      <table:table table:name="Note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9">
          <table:table-cell office:value-type="string" ns42:value-type="string">
            <text:p>Seção</text:p>
          </table:table-cell>
          <table:table-cell office:value-type="string" ns42:value-type="string">
            <text:p>TO DO</text:p>
          </table:table-cell>
        </table:table-row>
        <table:table-row table:style-name="ro9">
          <table:table-cell office:value-type="string" ns42:value-type="string">
            <text:p>Cliente e oficina</text:p>
          </table:table-cell>
          <table:table-cell office:value-type="string" ns42:value-type="string">
            <text:p>Quando clicar no meu perfil, dar a possibilidade de poder editá-lo</text:p>
          </table:table-cell>
        </table:table-row>
        <table:table-row table:style-name="ro9">
          <table:table-cell office:value-type="string" ns42:value-type="string">
            <text:p>Cliente e oficina</text:p>
          </table:table-cell>
          <table:table-cell office:value-type="string" ns42:value-type="string">
            <text:p>Quando clicar em sair, a página não vem atualizada e a página autenticada fica ainda visível</text:p>
          </table:table-cell>
        </table:table-row>
        <table:table-row table:style-name="ro9">
          <table:table-cell office:value-type="string" ns42:value-type="string">
            <text:p>Acabei de Bater</text:p>
          </table:table-cell>
          <table:table-cell office:value-type="string" ns42:value-type="string">
            <text:p>Ainda contém dados do mock test. Tem que apagar</text:p>
          </table:table-cell>
        </table:table-row>
        <table:table-row table:style-name="ro9">
          <table:table-cell office:value-type="string" ns42:value-type="string">
            <text:p>Acabei de bater</text:p>
          </table:table-cell>
          <table:table-cell office:value-type="string" ns42:value-type="string">
            <text:p>Se o cliente é já registrado ele pode fazer o upload da foto sem ter que se autenticar, no caso o cliente não seja registrado ele pode prosseguir e vai receber um email para terminar o registro. Ele também vai receber a comunicação de orçamentos feitos. Uma vez registrado, ele vai ter acesso a todo o histórico</text:p>
          </table:table-cell>
        </table:table-row>
        <table:table-row table:style-name="ro9">
          <table:table-cell office:value-type="string" ns42:value-type="string">
            <text:p>Acabei de Bater</text:p>
          </table:table-cell>
          <table:table-cell office:value-type="string" ns42:value-type="string">
            <text:p>Quando a outra pessoa vem registrada, ela também vai receber um email ou um sms/whatsapp para terminar o registro. Enquanto isto, ela também vai receber as mensagens e orçamentos via email/whatsapp. Uma vez registrada, ela vai ter acesso a todo o histór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M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luxo_20_Integrado" style:display-name="PageStyle_Fluxo Integra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icina" style:display-name="PageStyle_Oficin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" style:display-name="PageStyle_Clien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initial-creator>openpyxl</meta:initial-creator>
    <meta:creation-date>2026-04-01T21:10:38</meta:creation-date>
    <dc:date>2026-04-06T10:49:32.750000000</dc:date>
    <meta:editing-duration>PT29M13S</meta:editing-duration>
    <meta:editing-cycles>7</meta:editing-cycles>
    <meta:document-statistic meta:table-count="4" meta:cell-count="553" meta:object-count="0"/>
    <meta:user-defined meta:name="AppVersion">3.1</meta:user-defined>
    <meta:generator>ODFPY/1.4.1</meta:generator>
  </office:meta>
</office:document-meta>
</file>